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25-08-14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25-04-03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24-08-01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24-03-28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23-11-20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23-08-10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23-04-26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23-02-09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22-11-07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22-08-25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22-05-19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22-03-03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21-12-10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2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20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20-01-27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19-10-29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19-07-10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19-04-0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19-02-28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18-10-17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18-08-1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18-06-19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18-04-26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17-12-18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17-11-01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17-08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17-07-1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17-05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16-11-03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16-07-22 1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16-05-10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16-01-20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15-10-21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15-07-29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15-04-23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15-02-2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14-10-10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14-07-09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14-05-07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14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13-11-0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13-07-18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13-04-11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13-01-31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12-10-22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12-07-02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12-04-24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12-01-30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11-10-26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11-07-28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11-04-26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11-01-21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10-10-07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10-07-14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10-04-08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10-01-27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09-10-09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09-07-08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09-04-21 1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09-01-23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08-10-10 1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08-07-11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08-04-2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08-01-28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07-11-01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07-08-17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07-06-08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07-04-27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06-12-21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06-09-11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06-05-18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06-01-27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05-10-28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05-07-12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05-04-20 1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05-01-20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04-11-03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04-07-27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04-04-21 1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04-02-09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03-10-29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03-07-29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03-04-24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03-01-29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02-10-29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02-07-26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02-04-22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02-01-31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01-10-03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01-07-25 1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01-04-18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01-01-31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00-10-04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00-08-09 1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0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0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200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9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99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99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99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98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98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98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98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97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97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97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97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96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96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96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9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9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9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95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9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9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9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9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94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9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9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9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9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9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93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9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92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9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9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9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92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9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9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9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91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9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9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9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9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90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90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9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9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9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7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7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7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7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6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6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5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5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5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5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5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5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4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4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4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4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3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3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3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2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2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2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2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2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2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2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2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1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1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1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1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1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1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1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1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0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0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0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8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79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7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7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79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7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79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7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79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7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7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79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7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78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7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7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7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7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7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7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7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7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78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7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7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77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7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77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77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77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7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7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7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77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7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7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43078111301</text:p>
          </table:table-cell>
          <table:table-cell office:value-type="string" calcext:value-type="string">
            <text:p>45N <text:s/>4</text:p>
          </table:table-cell>
          <table:table-cell office:value-type="string" calcext:value-type="string">
            <text:p>197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56" meta:object-count="0"/>
    <meta:user-defined meta:name="AppVersion">3.0</meta:user-defined>
  </office:meta>
</office:document-meta>
</file>